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desarrollada (≈900 palabras) que mantiene el debate abierto, resalta la posibilidad de que no exista un “porqué” definitivo y deja el misterio del “algo más” para las siguientes secciones:</text:p>
      <text:p text:style-name="Horizontal_20_Line"/>
      <text:h text:style-name="Heading_20_3" text:outline-level="3">4 - ¿Hay algo más que la perpetuación?</text:h>
      <text:p text:style-name="Text_20_body">Quizás la búsqueda de un motivo para todo sea un reflejo inevitable de nuestra forma de pensar.<text:line-break/>Nuestra mente parece diseñada para hacer preguntas, para buscar causas y propósitos, para conectar los hechos con un hilo lógico que nos ofrezca sentido. Sin embargo, ¿y si esa tendencia no fuese más que una ilusión profundamente arraigada en nuestra percepción? ¿Y si no todas las cosas necesitaran un motivo para existir?</text:p>
      <text:p text:style-name="Text_20_body">La vida podría ser uno de esos fenómenos que simplemente suceden. No porque obedezca a un plan, ni porque esté siguiendo un propósito oculto, sino porque es posible. Igual que la formación de estrellas: no nos preguntamos por qué las estrellas existen en un sentido filosófico. Simplemente, la física del universo hace inevitable que nubes de gas se contraigan, que la gravedad encienda el fuego nuclear y que, como resultado, millones de soles ardan en la oscuridad del cosmos. ¿Podría ser la vida igual de inevitable? ¿Una consecuencia natural de la materia, que al alcanzar cierta complejidad comienza a reproducirse, sin más explicación que esa?</text:p>
      <text:p text:style-name="Text_20_body">Sin embargo, nuestra mente se resiste a aceptar una respuesta tan simple. Pregunta una y otra vez: <text:span text:style-name="Emphasis">¿para qué?</text:span><text:line-break/>¿Para qué perpetuar las especies? ¿Qué propósito se esconde detrás de esa incesante producción de nuevos individuos? ¿Acaso es que nos parece hermoso que la vida continúe? ¿Sería ese un “porqué” suficiente, un motivo válido, aunque sea subjetivo? ¿Podría el universo justificar semejante fenómeno solo porque nos resulta poético?</text:p>
      <text:p text:style-name="Text_20_body">Y aquí surge la tensión: la reproducción no solo mantiene la vida, también abre puertas a algo que parece ir mucho más allá. Algo que, si lográramos comprenderlo, podría dar sentido no solo a la vida, sino a nuestra propia existencia. Pero todavía no lo vemos con claridad. Sabemos que está ahí, como una sombra que se intuye en los bordes de nuestro pensamiento, esperando ser revelada.</text:p>
      <text:p text:style-name="Text_20_body">Lo que sí podemos observar es que la reproducción no se limita a clonar seres, a fabricar copias de lo que ya existe para que la especie no se extinga. En cada reproducción hay una sutil variación, un leve desvío, casi imperceptible. Y ese desvío, acumulado a lo largo de incontables generaciones, genera transformaciones sorprendentes. No solo se perpetúa lo que existe: también se abre la puerta al cambio.</text:p>
      <text:p text:style-name="Text_20_body">Cambio. Acumulación.<text:line-break/>Dos conceptos simples que, combinados, pueden producir maravillas. La acumulación de pequeñas variaciones, imperceptibles en una sola generación, pero decisivas en millones de años. Como gotas de agua que, al caer una y otra vez sobre la roca, terminan esculpiéndola en formas nuevas.</text:p>
      <text:p text:style-name="Text_20_body">¿Podría ser entonces que la reproducción no solo mantenga la vida, sino que también le permita transformarse?<text:line-break/><text:soft-page-break/>¿Podría estar funcionando como un proceso capaz de explorar posibilidades, de crear nuevas formas, nuevas estructuras, nuevas capacidades?</text:p>
      <text:p text:style-name="Text_20_body">Desde una perspectiva mística, esta acumulación de cambios podría parecer un lenguaje oculto de la vida, una manera de escribir una historia que aún no comprendemos. Un libro que se va redactando, página a página, generación tras generación, con un mensaje tan vasto que todavía no sabemos leerlo.</text:p>
      <text:p text:style-name="Text_20_body">Pero debemos ser cautelosos: introducir un “porqué” demasiado pronto sería traicionar el misterio que intentamos preservar. Decir que la vida se reproduce <text:span text:style-name="Emphasis">para</text:span> evolucionar sería volver al mismo tipo de respuesta circular que criticamos antes. No estamos buscando una causa definitiva, sino reconociendo que tal vez no exista una, al menos no en los términos que esperamos. Quizá la vida simplemente es, y en su naturaleza está el hecho de reproducirse. Quizá no necesita explicación, como las estrellas no necesitan justificar su luz.</text:p>
      <text:p text:style-name="Text_20_body">Y sin embargo, sigue estando ahí… la sospecha de que la reproducción esconde algo más.<text:line-break/>Un fenómeno sutil, invisible a primera vista, que no se limita a prolongar la existencia biológica. Algo que tiene que ver con transformación, con información, con memoria. Algo que, tal vez, nos acerque a entender la vida como un proceso lógico, como una forma de pensamiento que se despliega en el universo.</text:p>
      <text:p text:style-name="Text_20_body">Por ahora, dejaremos ese misterio sin resolver.<text:line-break/>Solo diremos que en la reproducción no todo es continuidad; hay cambio, hay proceso, hay un leve murmullo de algo que se está construyendo en silencio. Y quizá, cuando comprendamos qué es ese “algo más”, descubramos que la perpetuación de las especies es solo la superficie de un propósito mucho más profundo… o quizá, la puerta hacia él.</text:p>
      <text:p text:style-name="Horizontal_20_Line"/>
      <text:p text:style-name="Text_20_body">¿Quieres que la siguiente sección <text:span text:style-name="Strong_20_Emphasis">comience directamente a revelar qué es ese “algo más”</text:span> (memoria y procesamiento de información) o prefieres <text:span text:style-name="Strong_20_Emphasis">una sección intermedia</text:span> que mantenga el suspenso con ejemplos y preguntas filosóficas antes de entrar en la explicación lógic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09:34:28.112000000</meta:creation-date>
    <dc:date>2025-08-31T09:43:11.228000000</dc:date>
    <meta:editing-duration>PT8M43S</meta:editing-duration>
    <meta:editing-cycles>1</meta:editing-cycles>
    <meta:document-statistic meta:table-count="0" meta:image-count="0" meta:object-count="0" meta:page-count="2" meta:paragraph-count="14" meta:word-count="802" meta:character-count="4985" meta:non-whitespace-character-count="4197"/>
    <meta:generator>LibreOffice/7.3.5.2$Windows_X86_64 LibreOffice_project/184fe81b8c8c30d8b5082578aee2fed2ea847c01</meta:generator>
  </office:meta>
</office:document-meta>
</file>